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hidden Agendas Exercise</text:p>
      <text:p text:style-name="Standard"/>
      <text:list xml:id="list1568641080" text:style-name="L1">
        <text:list-item>
          <text:p text:style-name="P1">When to Use: when you have multiple stakeholders with possibly hidden and conflicting agendas</text:p>
        </text:list-item>
        <text:list-item>
          <text:p text:style-name="P1">Purpose: to help everyone on the team understand the ideas about <text:span text:style-name="T2">EXPECTED OUTCOMES</text:span> <text:s/>we have including those which may not have been spoken or which may seem to be against the grain</text:p>
          <text:list>
            <text:list-item>
              <text:p text:style-name="P1">helps us <text:span text:style-name="T2">avoid argument</text:span> in the future by “emptying our cups” and making us more receptive to new ideas</text:p>
            </text:list-item>
            <text:list-item>
              <text:p text:style-name="P1">gives us an opportunity to <text:span text:style-name="T2">state our own agendas</text:span> without fear of reprisal</text:p>
            </text:list-item>
          </text:list>
        </text:list-item>
        <text:list-item>
          <text:p text:style-name="P1">Total time: 20 minutes</text:p>
        </text:list-item>
        <text:list-item>
          <text:p text:style-name="P1">Process: </text:p>
        </text:list-item>
      </text:list>
      <text:list xml:id="list1542205185" text:style-name="L2">
        <text:list-item>
          <text:list>
            <text:list-item>
              <text:p text:style-name="P2">everyone gets yellow stickies to write ideas</text:p>
            </text:list-item>
            <text:list-item>
              <text:p text:style-name="P2">write in the format: <text:span text:style-name="T2">I hope that we ____________ because _________</text:span>.</text:p>
            </text:list-item>
            <text:list-item>
              <text:p text:style-name="P2">it's okay to write more than one idea and it's even okay if they are contradictory</text:p>
            </text:list-item>
            <text:list-item>
              <text:p text:style-name="P2">write each idea on a separate sticky</text:p>
            </text:list-item>
            <text:list-item>
              <text:p text:style-name="P2">write in silence</text:p>
            </text:list-item>
            <text:list-item>
              <text:p text:style-name="P2">write LEGIBLY!!! (block caps are best)</text:p>
            </text:list-item>
            <text:list-item>
              <text:p text:style-name="P2">facilitator will collect the ideas and read them out in random order twice</text:p>
            </text:list-item>
            <text:list-item>
              <text:p text:style-name="P2">brief discussion to generate parking lot items; specifically ID</text:p>
            </text:list-item>
          </text:list>
        </text:list-item>
      </text:list>
      <text:list xml:id="list1558210149" text:style-name="L3">
        <text:list-item>
          <text:list>
            <text:list-item>
              <text:list>
                <text:list-item>
                  <text:p text:style-name="P3">new ideas to the team</text:p>
                </text:list-item>
                <text:list-item>
                  <text:p text:style-name="P3">“a-ha!” ideas</text:p>
                </text:list-item>
                <text:list-item>
                  <text:p text:style-name="P3">anything else</text:p>
                </text:list-item>
              </text:list>
            </text:list-item>
          </text:list>
        </text:list-item>
      </text:list>
      <text:list xml:id="list1494664061" text:continue-list="list1568641080" text:style-name="L1">
        <text:list-item>
          <text:p text:style-name="P1">Remember:</text:p>
          <text:list>
            <text:list-item>
              <text:p text:style-name="P1">This team is dedicated to serving the organization</text:p>
            </text:list-item>
            <text:list-item>
              <text:p text:style-name="P1">All ideas are valuable in that they help us discover the best way to serve</text:p>
            </text:list-item>
            <text:list-item>
              <text:p text:style-name="P1">Even with bosses in the room, it is important to be Truthful, to the best of your abiliti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4T08:31:03</meta:creation-date>
    <dc:date>2009-04-14T08:59:10</dc:date>
    <meta:editing-duration>PT00H12M57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22" meta:word-count="232" meta:character-count="1224"/>
    <meta:user-defined meta:name="Info 1"/>
    <meta:user-defined meta:name="Info 2"/>
    <meta:user-defined meta:name="Info 3"/>
    <meta:user-defined meta:name="Info 4"/>
  </office:meta>
</office:document-meta>
</file>